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èle économique</text:p>
      <text:p text:style-name="Standard"/>
      <text:list xml:id="list2907746870795794699" text:style-name="L1">
        <text:list-item>
          <text:p text:style-name="P1">Donation</text:p>
        </text:list-item>
        <text:list-item>
          <text:p text:style-name="P1">Vente de reliure</text:p>
        </text:list-item>
        <text:list-item>
          <text:p text:style-name="P1">Vente de modèle imprimer maison avec des prints et goodies et beau papier</text:p>
        </text:list-item>
        <text:list-item>
          <text:p text:style-name="P1">Possibilité d’acheter les anciens, ou le même fanzine mais en belle impression</text:p>
        </text:list-item>
        <text:list-item>
          <text:p text:style-name="P1">Les système de paiement : utip, tipee, paypal, chèque (uniquement pour les donations), . . </text:p>
        </text:list-item>
        <text:list-item>
          <text:p text:style-name="P1">« Soutenez notre travail »</text:p>
        </text:list-item>
        <text:list-item>
          <text:p text:style-name="P1">Vente d’affiche cool, vente des pubs en affiche. Prix lib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9T15:53:18.394306855</meta:creation-date>
    <dc:date>2018-10-05T11:13:09.38</dc:date>
    <meta:editing-duration>PT23H43M10S</meta:editing-duration>
    <meta:editing-cycles>6</meta:editing-cycles>
    <meta:generator>OpenOffice/4.1.5$Win32 OpenOffice.org_project/415m1$Build-9789</meta:generator>
    <dc:creator>Arriette Lecouineur</dc:creator>
    <meta:document-statistic meta:table-count="0" meta:image-count="0" meta:object-count="0" meta:page-count="1" meta:paragraph-count="8" meta:word-count="68" meta:character-count="376"/>
  </office:meta>
</office:document-meta>
</file>